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TC" svg:font-family="'Noto Sans TC'" style:font-family-generic="system" style:font-pitch="variable"/>
    <style:font-face style:name="Noto Serif TC" svg:font-family="'Noto Serif T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c1e32" officeooo:paragraph-rsid="000c1e32" style:font-size-asian="16pt" style:font-size-complex="16pt"/>
    </style:style>
    <style:style style:name="P2" style:family="paragraph" style:parent-style-name="Standard">
      <style:text-properties officeooo:rsid="000c1e32" officeooo:paragraph-rsid="000c1e32"/>
    </style:style>
    <style:style style:name="P3" style:family="paragraph" style:parent-style-name="Standard">
      <style:text-properties officeooo:rsid="000dde34" officeooo:paragraph-rsid="000dde34"/>
    </style:style>
    <style:style style:name="P4" style:family="paragraph" style:parent-style-name="Standard">
      <style:text-properties fo:font-size="14pt" officeooo:rsid="000dfd85" officeooo:paragraph-rsid="000dfd85" style:font-size-asian="14pt" style:font-size-complex="14pt"/>
    </style:style>
    <style:style style:name="P5" style:family="paragraph" style:parent-style-name="Standard">
      <style:text-properties officeooo:rsid="000dfd85" officeooo:paragraph-rsid="000dfd85"/>
    </style:style>
    <style:style style:name="T1" style:family="text">
      <style:text-properties officeooo:rsid="00104059"/>
    </style:style>
    <style:style style:name="T2" style:family="text">
      <style:text-properties officeooo:rsid="000dde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 </text:span>亞洲大學 <text:span text:style-name="T2">NGUYEN YEN VY</text:span></text:p>
      <text:p text:style-name="P2"/>
      <text:p text:style-name="P3"><text:a xlink:type="simple" xlink:href="mailto:humor33608@gmail.com" text:style-name="Internet_20_link" text:visited-style-name="Visited_20_Internet_20_Link">humor33608@gmail.com</text:a></text:p>
      <text:p text:style-name="P3">PPAPlove328@</text:p>
      <text:p text:style-name="P3"/>
      <text:p text:style-name="P3"/>
      <text:p text:style-name="P4"><text:span text:style-name="T1">2 </text:span>崑山科大</text:p>
      <text:p text:style-name="P5"><text:a xlink:type="simple" xlink:href="mailto:humor33608@gmail.com" text:style-name="Internet_20_link" text:visited-style-name="Visited_20_Internet_20_Link">humor33608@gmail.com</text:a></text:p>
      <text:p text:style-name="P5">ppaplove328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TC" svg:font-family="'Noto Sans TC'" style:font-family-generic="system" style:font-pitch="variable"/>
    <style:font-face style:name="Noto Serif TC" svg:font-family="'Noto Serif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TW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TC" style:font-family-asian="'Noto Sans T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23:42:27.071477600</meta:creation-date>
    <dc:date>2026-03-20T18:32:06.651762200</dc:date>
    <meta:editing-duration>PT50M12S</meta:editing-duration>
    <meta:editing-cycles>4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6" meta:word-count="17" meta:character-count="89" meta:non-whitespace-character-count="84"/>
  </office:meta>
</office:document-meta>
</file>